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142.2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ross_correlat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duct description accuracy</text:p>
          </table:table-cell>
          <table:table-cell office:value-type="string" calcext:value-type="string">
            <text:p>Manufacturer sustainability</text:p>
          </table:table-cell>
          <table:table-cell office:value-type="string" calcext:value-type="string">
            <text:p>Packaging quality</text:p>
          </table:table-cell>
          <table:table-cell office:value-type="string" calcext:value-type="string">
            <text:p>Additional options</text:p>
          </table:table-cell>
          <table:table-cell office:value-type="string" calcext:value-type="string">
            <text:p>Helpfulness of reviews and ratings</text:p>
          </table:table-cell>
          <table:table-cell office:value-type="string" calcext:value-type="string">
            <text:p>Integrity of packaging</text:p>
          </table:table-cell>
          <table:table-cell office:value-type="string" calcext:value-type="string">
            <text:p>Ease check-out procedure</text:p>
          </table:table-cell>
          <table:table-cell office:value-type="string" calcext:value-type="string">
            <text:p>Relevance of related products</text:p>
          </table:table-cell>
          <table:table-cell office:value-type="string" calcext:value-type="string">
            <text:p>Costumer insurance</text:p>
          </table:table-cell>
          <table:table-cell office:value-type="string" calcext:value-type="string">
            <text:p>Shipping delay in days</text:p>
          </table:table-cell>
          <table:table-cell office:value-type="string" calcext:value-type="string">
            <text:p>Arrival delay in day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Home/Kitche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0.0685025587232328" calcext:value-type="float">
            <text:p>0.068502558723233</text:p>
          </table:table-cell>
          <table:table-cell office:value-type="float" office:value="0.0760184862591277" calcext:value-type="float">
            <text:p>0.076018486259128</text:p>
          </table:table-cell>
          <table:table-cell office:value-type="float" office:value="-0.00624798250797666" calcext:value-type="float">
            <text:p>-0.006247982507977</text:p>
          </table:table-cell>
          <table:table-cell office:value-type="float" office:value="0.00393391522520544" calcext:value-type="float">
            <text:p>0.003933915225205</text:p>
          </table:table-cell>
          <table:table-cell office:value-type="float" office:value="0.0433332135165425" calcext:value-type="float">
            <text:p>0.043333213516543</text:p>
          </table:table-cell>
          <table:table-cell office:value-type="float" office:value="0.0234877743070563" calcext:value-type="float">
            <text:p>0.023487774307056</text:p>
          </table:table-cell>
          <table:table-cell office:value-type="float" office:value="-0.0522066439507815" calcext:value-type="float">
            <text:p>-0.052206643950782</text:p>
          </table:table-cell>
          <table:table-cell office:value-type="float" office:value="0.0328485196655088" calcext:value-type="float">
            <text:p>0.032848519665509</text:p>
          </table:table-cell>
          <table:table-cell office:value-type="float" office:value="-0.0594501246904861" calcext:value-type="float">
            <text:p>-0.059450124690486</text:p>
          </table:table-cell>
          <table:table-cell office:value-type="float" office:value="0.0311264587353729" calcext:value-type="float">
            <text:p>0.031126458735373</text:p>
          </table:table-cell>
          <table:table-cell office:value-type="float" office:value="-0.00632861887042524" calcext:value-type="float">
            <text:p>-0.006328618870425</text:p>
          </table:table-cell>
          <table:table-cell office:value-type="float" office:value="-0.00734150363106701" calcext:value-type="float">
            <text:p>-0.007341503631067</text:p>
          </table:table-cell>
          <table:table-cell office:value-type="float" office:value="-0.0100768798294631" calcext:value-type="float">
            <text:p>-0.010076879829463</text:p>
          </table:table-cell>
          <table:table-cell office:value-type="float" office:value="0.353998204388228" calcext:value-type="float">
            <text:p>0.353998204388228</text:p>
          </table:table-cell>
          <table:table-cell office:value-type="float" office:value="-0.00447257908163008" calcext:value-type="float">
            <text:p>-0.00447257908163</text:p>
          </table:table-cell>
          <table:table-cell office:value-type="float" office:value="-0.00412200470761626" calcext:value-type="float">
            <text:p>-0.004122004707616</text:p>
          </table:table-cell>
          <table:table-cell office:value-type="float" office:value="0.00143476021821383" calcext:value-type="float">
            <text:p>0.001434760218214</text:p>
          </table:table-cell>
          <table:table-cell office:value-type="float" office:value="0.00138470425797851" calcext:value-type="float">
            <text:p>0.001384704257979</text:p>
          </table:table-cell>
          <table:table-cell office:value-type="float" office:value="0.00112598652913283" calcext:value-type="float">
            <text:p>0.001125986529133</text:p>
          </table:table-cell>
          <table:table-cell office:value-type="float" office:value="0.0680029150830138" calcext:value-type="float">
            <text:p>0.068002915083014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0.0685025587232328" calcext:value-type="float">
            <text:p>0.068502558723233</text:p>
          </table:table-cell>
          <table:table-cell office:value-type="float" office:value="1" calcext:value-type="float">
            <text:p>1</text:p>
          </table:table-cell>
          <table:table-cell office:value-type="float" office:value="-0.0192766036424226" calcext:value-type="float">
            <text:p>-0.019276603642423</text:p>
          </table:table-cell>
          <table:table-cell office:value-type="float" office:value="0.00526861541778851" calcext:value-type="float">
            <text:p>0.005268615417789</text:p>
          </table:table-cell>
          <table:table-cell office:value-type="float" office:value="0.0582714449376902" calcext:value-type="float">
            <text:p>0.05827144493769</text:p>
          </table:table-cell>
          <table:table-cell office:value-type="float" office:value="0.102824149799179" calcext:value-type="float">
            <text:p>0.102824149799179</text:p>
          </table:table-cell>
          <table:table-cell office:value-type="float" office:value="0.130541114558548" calcext:value-type="float">
            <text:p>0.130541114558548</text:p>
          </table:table-cell>
          <table:table-cell office:value-type="float" office:value="0.0573767304950298" calcext:value-type="float">
            <text:p>0.05737673049503</text:p>
          </table:table-cell>
          <table:table-cell office:value-type="float" office:value="0.0717397320818963" calcext:value-type="float">
            <text:p>0.071739732081896</text:p>
          </table:table-cell>
          <table:table-cell office:value-type="float" office:value="0.051370787447826" calcext:value-type="float">
            <text:p>0.051370787447826</text:p>
          </table:table-cell>
          <table:table-cell office:value-type="float" office:value="0.0909240868658073" calcext:value-type="float">
            <text:p>0.090924086865807</text:p>
          </table:table-cell>
          <table:table-cell office:value-type="float" office:value="0.000791640382313133" calcext:value-type="float">
            <text:p>0.000791640382313</text:p>
          </table:table-cell>
          <table:table-cell office:value-type="float" office:value="-0.00428345612592729" calcext:value-type="float">
            <text:p>-0.004283456125927</text:p>
          </table:table-cell>
          <table:table-cell office:value-type="float" office:value="-0.00859751612168681" calcext:value-type="float">
            <text:p>-0.008597516121687</text:p>
          </table:table-cell>
          <table:table-cell office:value-type="float" office:value="0.221391945503562" calcext:value-type="float">
            <text:p>0.221391945503562</text:p>
          </table:table-cell>
          <table:table-cell office:value-type="float" office:value="0.00033766901801795" calcext:value-type="float">
            <text:p>0.000337669018018</text:p>
          </table:table-cell>
          <table:table-cell office:value-type="float" office:value="0.00609551730425551" calcext:value-type="float">
            <text:p>0.006095517304256</text:p>
          </table:table-cell>
          <table:table-cell office:value-type="float" office:value="-0.000114071374602799" calcext:value-type="float">
            <text:p>-0.000114071374603</text:p>
          </table:table-cell>
          <table:table-cell office:value-type="float" office:value="-0.00263926304710619" calcext:value-type="float">
            <text:p>-0.002639263047106</text:p>
          </table:table-cell>
          <table:table-cell office:value-type="float" office:value="-0.000354911295813996" calcext:value-type="float">
            <text:p>-0.000354911295814</text:p>
          </table:table-cell>
          <table:table-cell office:value-type="float" office:value="0.296264311369208" calcext:value-type="float">
            <text:p>0.296264311369208</text:p>
          </table:table-cell>
        </table:table-row>
        <table:table-row table:style-name="ro1">
          <table:table-cell office:value-type="string" calcext:value-type="string">
            <text:p>Product description accuracy</text:p>
          </table:table-cell>
          <table:table-cell office:value-type="float" office:value="0.0760184862591277" calcext:value-type="float">
            <text:p>0.076018486259128</text:p>
          </table:table-cell>
          <table:table-cell office:value-type="float" office:value="-0.0192766036424226" calcext:value-type="float">
            <text:p>-0.019276603642423</text:p>
          </table:table-cell>
          <table:table-cell office:value-type="float" office:value="1" calcext:value-type="float">
            <text:p>1</text:p>
          </table:table-cell>
          <table:table-cell office:value-type="float" office:value="0.437310554823985" calcext:value-type="float">
            <text:p>0.437310554823985</text:p>
          </table:table-cell>
          <table:table-cell office:value-type="float" office:value="-0.00249571709469644" calcext:value-type="float">
            <text:p>-0.002495717094696</text:p>
          </table:table-cell>
          <table:table-cell office:value-type="float" office:value="0.0676642772701157" calcext:value-type="float">
            <text:p>0.067664277270116</text:p>
          </table:table-cell>
          <table:table-cell office:value-type="float" office:value="0.009876690596099" calcext:value-type="float">
            <text:p>0.009876690596099</text:p>
          </table:table-cell>
          <table:table-cell office:value-type="float" office:value="0.0758101742632598" calcext:value-type="float">
            <text:p>0.07581017426326</text:p>
          </table:table-cell>
          <table:table-cell office:value-type="float" office:value="0.0953274002918164" calcext:value-type="float">
            <text:p>0.095327400291817</text:p>
          </table:table-cell>
          <table:table-cell office:value-type="float" office:value="0.0736628392289035" calcext:value-type="float">
            <text:p>0.073662839228904</text:p>
          </table:table-cell>
          <table:table-cell office:value-type="float" office:value="0.0105249755396693" calcext:value-type="float">
            <text:p>0.010524975539669</text:p>
          </table:table-cell>
          <table:table-cell office:value-type="float" office:value="0.00334561896215602" calcext:value-type="float">
            <text:p>0.003345618962156</text:p>
          </table:table-cell>
          <table:table-cell office:value-type="float" office:value="0.00492134366748898" calcext:value-type="float">
            <text:p>0.004921343667489</text:p>
          </table:table-cell>
          <table:table-cell office:value-type="float" office:value="-0.00489482501839227" calcext:value-type="float">
            <text:p>-0.004894825018392</text:p>
          </table:table-cell>
          <table:table-cell office:value-type="float" office:value="0.213179815672614" calcext:value-type="float">
            <text:p>0.213179815672614</text:p>
          </table:table-cell>
          <table:table-cell office:value-type="float" office:value="-0.00180870166739869" calcext:value-type="float">
            <text:p>-0.001808701667399</text:p>
          </table:table-cell>
          <table:table-cell office:value-type="float" office:value="0.00489199674431917" calcext:value-type="float">
            <text:p>0.004891996744319</text:p>
          </table:table-cell>
          <table:table-cell office:value-type="float" office:value="-0.0044066993412796" calcext:value-type="float">
            <text:p>-0.00440669934128</text:p>
          </table:table-cell>
          <table:table-cell office:value-type="float" office:value="0.00699155133333428" calcext:value-type="float">
            <text:p>0.006991551333334</text:p>
          </table:table-cell>
          <table:table-cell office:value-type="float" office:value="-0.0045862038324863" calcext:value-type="float">
            <text:p>-0.004586203832486</text:p>
          </table:table-cell>
          <table:table-cell office:value-type="float" office:value="-0.0524837891815354" calcext:value-type="float">
            <text:p>-0.052483789181536</text:p>
          </table:table-cell>
        </table:table-row>
        <table:table-row table:style-name="ro1">
          <table:table-cell office:value-type="string" calcext:value-type="string">
            <text:p>Manufacturer sustainability</text:p>
          </table:table-cell>
          <table:table-cell office:value-type="float" office:value="-0.00624798250797666" calcext:value-type="float">
            <text:p>-0.006247982507977</text:p>
          </table:table-cell>
          <table:table-cell office:value-type="float" office:value="0.00526861541778851" calcext:value-type="float">
            <text:p>0.005268615417789</text:p>
          </table:table-cell>
          <table:table-cell office:value-type="float" office:value="0.437310554823985" calcext:value-type="float">
            <text:p>0.437310554823985</text:p>
          </table:table-cell>
          <table:table-cell office:value-type="float" office:value="1" calcext:value-type="float">
            <text:p>1</text:p>
          </table:table-cell>
          <table:table-cell office:value-type="float" office:value="-0.00767891458756956" calcext:value-type="float">
            <text:p>-0.00767891458757</text:p>
          </table:table-cell>
          <table:table-cell office:value-type="float" office:value="-0.0286695977710641" calcext:value-type="float">
            <text:p>-0.028669597771064</text:p>
          </table:table-cell>
          <table:table-cell office:value-type="float" office:value="-0.0085362137762555" calcext:value-type="float">
            <text:p>-0.008536213776256</text:p>
          </table:table-cell>
          <table:table-cell office:value-type="float" office:value="0.00349929463245678" calcext:value-type="float">
            <text:p>0.003499294632457</text:p>
          </table:table-cell>
          <table:table-cell office:value-type="float" office:value="-0.0349775075809355" calcext:value-type="float">
            <text:p>-0.034977507580936</text:p>
          </table:table-cell>
          <table:table-cell office:value-type="float" office:value="-0.00162635253013968" calcext:value-type="float">
            <text:p>-0.00162635253014</text:p>
          </table:table-cell>
          <table:table-cell office:value-type="float" office:value="-0.0102193179287605" calcext:value-type="float">
            <text:p>-0.010219317928761</text:p>
          </table:table-cell>
          <table:table-cell office:value-type="float" office:value="0.0092504142695082" calcext:value-type="float">
            <text:p>0.009250414269508</text:p>
          </table:table-cell>
          <table:table-cell office:value-type="float" office:value="0.0076542141767508" calcext:value-type="float">
            <text:p>0.007654214176751</text:p>
          </table:table-cell>
          <table:table-cell office:value-type="float" office:value="-0.00115334457113634" calcext:value-type="float">
            <text:p>-0.001153344571136</text:p>
          </table:table-cell>
          <table:table-cell office:value-type="float" office:value="-0.00748059447452867" calcext:value-type="float">
            <text:p>-0.007480594474529</text:p>
          </table:table-cell>
          <table:table-cell office:value-type="float" office:value="0.00491135840020668" calcext:value-type="float">
            <text:p>0.004911358400207</text:p>
          </table:table-cell>
          <table:table-cell office:value-type="float" office:value="0.00277052114972975" calcext:value-type="float">
            <text:p>0.00277052114973</text:p>
          </table:table-cell>
          <table:table-cell office:value-type="float" office:value="-0.0026379361867128" calcext:value-type="float">
            <text:p>-0.002637936186713</text:p>
          </table:table-cell>
          <table:table-cell office:value-type="float" office:value="-0.00267781207007755" calcext:value-type="float">
            <text:p>-0.002677812070078</text:p>
          </table:table-cell>
          <table:table-cell office:value-type="float" office:value="0.00141167675217578" calcext:value-type="float">
            <text:p>0.001411676752176</text:p>
          </table:table-cell>
          <table:table-cell office:value-type="float" office:value="0.000244643353035773" calcext:value-type="float">
            <text:p>0.000244643353036</text:p>
          </table:table-cell>
        </table:table-row>
        <table:table-row table:style-name="ro1">
          <table:table-cell office:value-type="string" calcext:value-type="string">
            <text:p>Packaging quality</text:p>
          </table:table-cell>
          <table:table-cell office:value-type="float" office:value="0.00393391522520544" calcext:value-type="float">
            <text:p>0.003933915225205</text:p>
          </table:table-cell>
          <table:table-cell office:value-type="float" office:value="0.0582714449376902" calcext:value-type="float">
            <text:p>0.05827144493769</text:p>
          </table:table-cell>
          <table:table-cell office:value-type="float" office:value="-0.00249571709469644" calcext:value-type="float">
            <text:p>-0.002495717094696</text:p>
          </table:table-cell>
          <table:table-cell office:value-type="float" office:value="-0.00767891458756956" calcext:value-type="float">
            <text:p>-0.00767891458757</text:p>
          </table:table-cell>
          <table:table-cell office:value-type="float" office:value="1" calcext:value-type="float">
            <text:p>1</text:p>
          </table:table-cell>
          <table:table-cell office:value-type="float" office:value="0.0617493019940668" calcext:value-type="float">
            <text:p>0.061749301994067</text:p>
          </table:table-cell>
          <table:table-cell office:value-type="float" office:value="0.0358684297539399" calcext:value-type="float">
            <text:p>0.03586842975394</text:p>
          </table:table-cell>
          <table:table-cell office:value-type="float" office:value="0.0393174712973196" calcext:value-type="float">
            <text:p>0.03931747129732</text:p>
          </table:table-cell>
          <table:table-cell office:value-type="float" office:value="0.0940480836336364" calcext:value-type="float">
            <text:p>0.094048083633636</text:p>
          </table:table-cell>
          <table:table-cell office:value-type="float" office:value="0.0392091178031036" calcext:value-type="float">
            <text:p>0.039209117803104</text:p>
          </table:table-cell>
          <table:table-cell office:value-type="float" office:value="0.665676547937225" calcext:value-type="float">
            <text:p>0.665676547937225</text:p>
          </table:table-cell>
          <table:table-cell office:value-type="float" office:value="-0.0238307808144153" calcext:value-type="float">
            <text:p>-0.023830780814415</text:p>
          </table:table-cell>
          <table:table-cell office:value-type="float" office:value="-0.0244984694832469" calcext:value-type="float">
            <text:p>-0.024498469483247</text:p>
          </table:table-cell>
          <table:table-cell office:value-type="float" office:value="-0.00457318535314644" calcext:value-type="float">
            <text:p>-0.004573185353146</text:p>
          </table:table-cell>
          <table:table-cell office:value-type="float" office:value="0.0528614749043035" calcext:value-type="float">
            <text:p>0.052861474904304</text:p>
          </table:table-cell>
          <table:table-cell office:value-type="float" office:value="-0.000247492616418824" calcext:value-type="float">
            <text:p>-0.000247492616419</text:p>
          </table:table-cell>
          <table:table-cell office:value-type="float" office:value="0.00176276657620751" calcext:value-type="float">
            <text:p>0.001762766576208</text:p>
          </table:table-cell>
          <table:table-cell office:value-type="float" office:value="-0.00109905960016859" calcext:value-type="float">
            <text:p>-0.001099059600169</text:p>
          </table:table-cell>
          <table:table-cell office:value-type="float" office:value="-0.00201986091167975" calcext:value-type="float">
            <text:p>-0.00201986091168</text:p>
          </table:table-cell>
          <table:table-cell office:value-type="float" office:value="0.00507690966576431" calcext:value-type="float">
            <text:p>0.005076909665764</text:p>
          </table:table-cell>
          <table:table-cell office:value-type="float" office:value="0.215388251188559" calcext:value-type="float">
            <text:p>0.215388251188559</text:p>
          </table:table-cell>
        </table:table-row>
        <table:table-row table:style-name="ro1">
          <table:table-cell office:value-type="string" calcext:value-type="string">
            <text:p>Additional options</text:p>
          </table:table-cell>
          <table:table-cell office:value-type="float" office:value="0.0433332135165425" calcext:value-type="float">
            <text:p>0.043333213516543</text:p>
          </table:table-cell>
          <table:table-cell office:value-type="float" office:value="0.102824149799179" calcext:value-type="float">
            <text:p>0.102824149799179</text:p>
          </table:table-cell>
          <table:table-cell office:value-type="float" office:value="0.0676642772701157" calcext:value-type="float">
            <text:p>0.067664277270116</text:p>
          </table:table-cell>
          <table:table-cell office:value-type="float" office:value="-0.0286695977710641" calcext:value-type="float">
            <text:p>-0.028669597771064</text:p>
          </table:table-cell>
          <table:table-cell office:value-type="float" office:value="0.0617493019940668" calcext:value-type="float">
            <text:p>0.061749301994067</text:p>
          </table:table-cell>
          <table:table-cell office:value-type="float" office:value="1" calcext:value-type="float">
            <text:p>1</text:p>
          </table:table-cell>
          <table:table-cell office:value-type="float" office:value="0.348412826614871" calcext:value-type="float">
            <text:p>0.348412826614871</text:p>
          </table:table-cell>
          <table:table-cell office:value-type="float" office:value="0.518978320380413" calcext:value-type="float">
            <text:p>0.518978320380413</text:p>
          </table:table-cell>
          <table:table-cell office:value-type="float" office:value="0.249356606499837" calcext:value-type="float">
            <text:p>0.249356606499837</text:p>
          </table:table-cell>
          <table:table-cell office:value-type="float" office:value="0.546975341071973" calcext:value-type="float">
            <text:p>0.546975341071973</text:p>
          </table:table-cell>
          <table:table-cell office:value-type="float" office:value="0.125632651820592" calcext:value-type="float">
            <text:p>0.125632651820592</text:p>
          </table:table-cell>
          <table:table-cell office:value-type="float" office:value="-0.0265027089187199" calcext:value-type="float">
            <text:p>-0.02650270891872</text:p>
          </table:table-cell>
          <table:table-cell office:value-type="float" office:value="-0.0289852085669281" calcext:value-type="float">
            <text:p>-0.028985208566928</text:p>
          </table:table-cell>
          <table:table-cell office:value-type="float" office:value="-0.00709104210689099" calcext:value-type="float">
            <text:p>-0.007091042106891</text:p>
          </table:table-cell>
          <table:table-cell office:value-type="float" office:value="0.0538849454481944" calcext:value-type="float">
            <text:p>0.053884945448194</text:p>
          </table:table-cell>
          <table:table-cell office:value-type="float" office:value="-0.00391177159093926" calcext:value-type="float">
            <text:p>-0.003911771590939</text:p>
          </table:table-cell>
          <table:table-cell office:value-type="float" office:value="-0.000761427168375986" calcext:value-type="float">
            <text:p>-0.000761427168376</text:p>
          </table:table-cell>
          <table:table-cell office:value-type="float" office:value="-0.000101923631156413" calcext:value-type="float">
            <text:p>-0.000101923631156</text:p>
          </table:table-cell>
          <table:table-cell office:value-type="float" office:value="0.00678860212107018" calcext:value-type="float">
            <text:p>0.00678860212107</text:p>
          </table:table-cell>
          <table:table-cell office:value-type="float" office:value="0.00102016760236096" calcext:value-type="float">
            <text:p>0.001020167602361</text:p>
          </table:table-cell>
          <table:table-cell office:value-type="float" office:value="0.317439774175485" calcext:value-type="float">
            <text:p>0.317439774175485</text:p>
          </table:table-cell>
        </table:table-row>
        <table:table-row table:style-name="ro1">
          <table:table-cell office:value-type="string" calcext:value-type="string">
            <text:p>Helpfulness of reviews and ratings</text:p>
          </table:table-cell>
          <table:table-cell office:value-type="float" office:value="0.0234877743070563" calcext:value-type="float">
            <text:p>0.023487774307056</text:p>
          </table:table-cell>
          <table:table-cell office:value-type="float" office:value="0.130541114558548" calcext:value-type="float">
            <text:p>0.130541114558548</text:p>
          </table:table-cell>
          <table:table-cell office:value-type="float" office:value="0.009876690596099" calcext:value-type="float">
            <text:p>0.009876690596099</text:p>
          </table:table-cell>
          <table:table-cell office:value-type="float" office:value="-0.0085362137762555" calcext:value-type="float">
            <text:p>-0.008536213776256</text:p>
          </table:table-cell>
          <table:table-cell office:value-type="float" office:value="0.0358684297539399" calcext:value-type="float">
            <text:p>0.03586842975394</text:p>
          </table:table-cell>
          <table:table-cell office:value-type="float" office:value="0.348412826614871" calcext:value-type="float">
            <text:p>0.348412826614871</text:p>
          </table:table-cell>
          <table:table-cell office:value-type="float" office:value="1" calcext:value-type="float">
            <text:p>1</text:p>
          </table:table-cell>
          <table:table-cell office:value-type="float" office:value="0.366053994158956" calcext:value-type="float">
            <text:p>0.366053994158956</text:p>
          </table:table-cell>
          <table:table-cell office:value-type="float" office:value="0.154166145630027" calcext:value-type="float">
            <text:p>0.154166145630027</text:p>
          </table:table-cell>
          <table:table-cell office:value-type="float" office:value="0.36126485145449" calcext:value-type="float">
            <text:p>0.36126485145449</text:p>
          </table:table-cell>
          <table:table-cell office:value-type="float" office:value="0.0941192122645532" calcext:value-type="float">
            <text:p>0.094119212264553</text:p>
          </table:table-cell>
          <table:table-cell office:value-type="float" office:value="0.0162567282362024" calcext:value-type="float">
            <text:p>0.016256728236202</text:p>
          </table:table-cell>
          <table:table-cell office:value-type="float" office:value="0.0155318465657416" calcext:value-type="float">
            <text:p>0.015531846565742</text:p>
          </table:table-cell>
          <table:table-cell office:value-type="float" office:value="-0.0330161238685255" calcext:value-type="float">
            <text:p>-0.033016123868526</text:p>
          </table:table-cell>
          <table:table-cell office:value-type="float" office:value="0.0447662681166163" calcext:value-type="float">
            <text:p>0.044766268116616</text:p>
          </table:table-cell>
          <table:table-cell office:value-type="float" office:value="-0.00598487689103944" calcext:value-type="float">
            <text:p>-0.005984876891039</text:p>
          </table:table-cell>
          <table:table-cell office:value-type="float" office:value="0.00198701850528636" calcext:value-type="float">
            <text:p>0.001987018505286</text:p>
          </table:table-cell>
          <table:table-cell office:value-type="float" office:value="0.00104222618775397" calcext:value-type="float">
            <text:p>0.001042226187754</text:p>
          </table:table-cell>
          <table:table-cell office:value-type="float" office:value="0.00505743041611007" calcext:value-type="float">
            <text:p>0.00505743041611</text:p>
          </table:table-cell>
          <table:table-cell office:value-type="float" office:value="-0.00689020782003734" calcext:value-type="float">
            <text:p>-0.006890207820037</text:p>
          </table:table-cell>
          <table:table-cell office:value-type="float" office:value="0.312572087090097" calcext:value-type="float">
            <text:p>0.312572087090097</text:p>
          </table:table-cell>
        </table:table-row>
        <table:table-row table:style-name="ro1">
          <table:table-cell office:value-type="string" calcext:value-type="string">
            <text:p>Integrity of packaging</text:p>
          </table:table-cell>
          <table:table-cell office:value-type="float" office:value="-0.0522066439507815" calcext:value-type="float">
            <text:p>-0.052206643950782</text:p>
          </table:table-cell>
          <table:table-cell office:value-type="float" office:value="0.0573767304950298" calcext:value-type="float">
            <text:p>0.05737673049503</text:p>
          </table:table-cell>
          <table:table-cell office:value-type="float" office:value="0.0758101742632598" calcext:value-type="float">
            <text:p>0.07581017426326</text:p>
          </table:table-cell>
          <table:table-cell office:value-type="float" office:value="0.00349929463245678" calcext:value-type="float">
            <text:p>0.003499294632457</text:p>
          </table:table-cell>
          <table:table-cell office:value-type="float" office:value="0.0393174712973196" calcext:value-type="float">
            <text:p>0.03931747129732</text:p>
          </table:table-cell>
          <table:table-cell office:value-type="float" office:value="0.518978320380413" calcext:value-type="float">
            <text:p>0.518978320380413</text:p>
          </table:table-cell>
          <table:table-cell office:value-type="float" office:value="0.366053994158956" calcext:value-type="float">
            <text:p>0.366053994158956</text:p>
          </table:table-cell>
          <table:table-cell office:value-type="float" office:value="1" calcext:value-type="float">
            <text:p>1</text:p>
          </table:table-cell>
          <table:table-cell office:value-type="float" office:value="0.239617211321218" calcext:value-type="float">
            <text:p>0.239617211321218</text:p>
          </table:table-cell>
          <table:table-cell office:value-type="float" office:value="0.626155682562749" calcext:value-type="float">
            <text:p>0.626155682562749</text:p>
          </table:table-cell>
          <table:table-cell office:value-type="float" office:value="0.100991665466039" calcext:value-type="float">
            <text:p>0.100991665466039</text:p>
          </table:table-cell>
          <table:table-cell office:value-type="float" office:value="-0.00498619406907675" calcext:value-type="float">
            <text:p>-0.004986194069077</text:p>
          </table:table-cell>
          <table:table-cell office:value-type="float" office:value="-0.00542741250462313" calcext:value-type="float">
            <text:p>-0.005427412504623</text:p>
          </table:table-cell>
          <table:table-cell office:value-type="float" office:value="-0.0395177002960482" calcext:value-type="float">
            <text:p>-0.039517700296048</text:p>
          </table:table-cell>
          <table:table-cell office:value-type="float" office:value="-0.0217515543639131" calcext:value-type="float">
            <text:p>-0.021751554363913</text:p>
          </table:table-cell>
          <table:table-cell office:value-type="float" office:value="0.00572856729243362" calcext:value-type="float">
            <text:p>0.005728567292434</text:p>
          </table:table-cell>
          <table:table-cell office:value-type="float" office:value="0.000775748989691557" calcext:value-type="float">
            <text:p>0.000775748989692</text:p>
          </table:table-cell>
          <table:table-cell office:value-type="float" office:value="0.00117343143350587" calcext:value-type="float">
            <text:p>0.001173431433506</text:p>
          </table:table-cell>
          <table:table-cell office:value-type="float" office:value="0.00801587235970475" calcext:value-type="float">
            <text:p>0.008015872359705</text:p>
          </table:table-cell>
          <table:table-cell office:value-type="float" office:value="-0.00429861426731015" calcext:value-type="float">
            <text:p>-0.00429861426731</text:p>
          </table:table-cell>
          <table:table-cell office:value-type="float" office:value="0.247085539029513" calcext:value-type="float">
            <text:p>0.247085539029513</text:p>
          </table:table-cell>
        </table:table-row>
        <table:table-row table:style-name="ro1">
          <table:table-cell office:value-type="string" calcext:value-type="string">
            <text:p>Ease check-out procedure</text:p>
          </table:table-cell>
          <table:table-cell office:value-type="float" office:value="0.0328485196655088" calcext:value-type="float">
            <text:p>0.032848519665509</text:p>
          </table:table-cell>
          <table:table-cell office:value-type="float" office:value="0.0717397320818963" calcext:value-type="float">
            <text:p>0.071739732081896</text:p>
          </table:table-cell>
          <table:table-cell office:value-type="float" office:value="0.0953274002918164" calcext:value-type="float">
            <text:p>0.095327400291817</text:p>
          </table:table-cell>
          <table:table-cell office:value-type="float" office:value="-0.0349775075809355" calcext:value-type="float">
            <text:p>-0.034977507580936</text:p>
          </table:table-cell>
          <table:table-cell office:value-type="float" office:value="0.0940480836336365" calcext:value-type="float">
            <text:p>0.094048083633637</text:p>
          </table:table-cell>
          <table:table-cell office:value-type="float" office:value="0.249356606499837" calcext:value-type="float">
            <text:p>0.249356606499837</text:p>
          </table:table-cell>
          <table:table-cell office:value-type="float" office:value="0.154166145630027" calcext:value-type="float">
            <text:p>0.154166145630027</text:p>
          </table:table-cell>
          <table:table-cell office:value-type="float" office:value="0.239617211321218" calcext:value-type="float">
            <text:p>0.239617211321218</text:p>
          </table:table-cell>
          <table:table-cell office:value-type="float" office:value="1" calcext:value-type="float">
            <text:p>1</text:p>
          </table:table-cell>
          <table:table-cell office:value-type="float" office:value="0.2408592337368" calcext:value-type="float">
            <text:p>0.2408592337368</text:p>
          </table:table-cell>
          <table:table-cell office:value-type="float" office:value="0.185308491128754" calcext:value-type="float">
            <text:p>0.185308491128754</text:p>
          </table:table-cell>
          <table:table-cell office:value-type="float" office:value="-0.0148325848786769" calcext:value-type="float">
            <text:p>-0.014832584878677</text:p>
          </table:table-cell>
          <table:table-cell office:value-type="float" office:value="-0.0121962806977661" calcext:value-type="float">
            <text:p>-0.012196280697766</text:p>
          </table:table-cell>
          <table:table-cell office:value-type="float" office:value="-0.0104596727327531" calcext:value-type="float">
            <text:p>-0.010459672732753</text:p>
          </table:table-cell>
          <table:table-cell office:value-type="float" office:value="0.0382541621737914" calcext:value-type="float">
            <text:p>0.038254162173791</text:p>
          </table:table-cell>
          <table:table-cell office:value-type="float" office:value="0.00107796663411263" calcext:value-type="float">
            <text:p>0.001077966634113</text:p>
          </table:table-cell>
          <table:table-cell office:value-type="float" office:value="0.00803094114957391" calcext:value-type="float">
            <text:p>0.008030941149574</text:p>
          </table:table-cell>
          <table:table-cell office:value-type="float" office:value="-0.00833132722428371" calcext:value-type="float">
            <text:p>-0.008331327224284</text:p>
          </table:table-cell>
          <table:table-cell office:value-type="float" office:value="0.000631360617934596" calcext:value-type="float">
            <text:p>0.000631360617935</text:p>
          </table:table-cell>
          <table:table-cell office:value-type="float" office:value="-0.0044530138411065" calcext:value-type="float">
            <text:p>-0.004453013841107</text:p>
          </table:table-cell>
          <table:table-cell office:value-type="float" office:value="0.241534322018617" calcext:value-type="float">
            <text:p>0.241534322018617</text:p>
          </table:table-cell>
        </table:table-row>
        <table:table-row table:style-name="ro1">
          <table:table-cell office:value-type="string" calcext:value-type="string">
            <text:p>Relevance of related products</text:p>
          </table:table-cell>
          <table:table-cell office:value-type="float" office:value="-0.0594501246904861" calcext:value-type="float">
            <text:p>-0.059450124690486</text:p>
          </table:table-cell>
          <table:table-cell office:value-type="float" office:value="0.051370787447826" calcext:value-type="float">
            <text:p>0.051370787447826</text:p>
          </table:table-cell>
          <table:table-cell office:value-type="float" office:value="0.0736628392289035" calcext:value-type="float">
            <text:p>0.073662839228904</text:p>
          </table:table-cell>
          <table:table-cell office:value-type="float" office:value="-0.00162635253013968" calcext:value-type="float">
            <text:p>-0.00162635253014</text:p>
          </table:table-cell>
          <table:table-cell office:value-type="float" office:value="0.0392091178031036" calcext:value-type="float">
            <text:p>0.039209117803104</text:p>
          </table:table-cell>
          <table:table-cell office:value-type="float" office:value="0.546975341071973" calcext:value-type="float">
            <text:p>0.546975341071973</text:p>
          </table:table-cell>
          <table:table-cell office:value-type="float" office:value="0.36126485145449" calcext:value-type="float">
            <text:p>0.36126485145449</text:p>
          </table:table-cell>
          <table:table-cell office:value-type="float" office:value="0.626155682562749" calcext:value-type="float">
            <text:p>0.626155682562749</text:p>
          </table:table-cell>
          <table:table-cell office:value-type="float" office:value="0.2408592337368" calcext:value-type="float">
            <text:p>0.2408592337368</text:p>
          </table:table-cell>
          <table:table-cell office:value-type="float" office:value="1" calcext:value-type="float">
            <text:p>1</text:p>
          </table:table-cell>
          <table:table-cell office:value-type="float" office:value="0.0944699761188292" calcext:value-type="float">
            <text:p>0.094469976118829</text:p>
          </table:table-cell>
          <table:table-cell office:value-type="float" office:value="-0.0506722997131849" calcext:value-type="float">
            <text:p>-0.050672299713185</text:p>
          </table:table-cell>
          <table:table-cell office:value-type="float" office:value="-0.0495090948678404" calcext:value-type="float">
            <text:p>-0.04950909486784</text:p>
          </table:table-cell>
          <table:table-cell office:value-type="float" office:value="-0.0406707493055132" calcext:value-type="float">
            <text:p>-0.040670749305513</text:p>
          </table:table-cell>
          <table:table-cell office:value-type="float" office:value="-0.0207105817188861" calcext:value-type="float">
            <text:p>-0.020710581718886</text:p>
          </table:table-cell>
          <table:table-cell office:value-type="float" office:value="0.00350304627321809" calcext:value-type="float">
            <text:p>0.003503046273218</text:p>
          </table:table-cell>
          <table:table-cell office:value-type="float" office:value="0.00363618562694493" calcext:value-type="float">
            <text:p>0.003636185626945</text:p>
          </table:table-cell>
          <table:table-cell office:value-type="float" office:value="0.000923836260992244" calcext:value-type="float">
            <text:p>0.000923836260992</text:p>
          </table:table-cell>
          <table:table-cell office:value-type="float" office:value="0.00446991895874072" calcext:value-type="float">
            <text:p>0.004469918958741</text:p>
          </table:table-cell>
          <table:table-cell office:value-type="float" office:value="-0.00219821538980995" calcext:value-type="float">
            <text:p>-0.00219821538981</text:p>
          </table:table-cell>
          <table:table-cell office:value-type="float" office:value="0.245536384455358" calcext:value-type="float">
            <text:p>0.245536384455358</text:p>
          </table:table-cell>
        </table:table-row>
        <table:table-row table:style-name="ro1">
          <table:table-cell office:value-type="string" calcext:value-type="string">
            <text:p>Costumer insurance</text:p>
          </table:table-cell>
          <table:table-cell office:value-type="float" office:value="0.0311264587353729" calcext:value-type="float">
            <text:p>0.031126458735373</text:p>
          </table:table-cell>
          <table:table-cell office:value-type="float" office:value="0.0909240868658073" calcext:value-type="float">
            <text:p>0.090924086865807</text:p>
          </table:table-cell>
          <table:table-cell office:value-type="float" office:value="0.0105249755396693" calcext:value-type="float">
            <text:p>0.010524975539669</text:p>
          </table:table-cell>
          <table:table-cell office:value-type="float" office:value="-0.0102193179287605" calcext:value-type="float">
            <text:p>-0.010219317928761</text:p>
          </table:table-cell>
          <table:table-cell office:value-type="float" office:value="0.665676547937225" calcext:value-type="float">
            <text:p>0.665676547937225</text:p>
          </table:table-cell>
          <table:table-cell office:value-type="float" office:value="0.125632651820592" calcext:value-type="float">
            <text:p>0.125632651820592</text:p>
          </table:table-cell>
          <table:table-cell office:value-type="float" office:value="0.0941192122645532" calcext:value-type="float">
            <text:p>0.094119212264553</text:p>
          </table:table-cell>
          <table:table-cell office:value-type="float" office:value="0.100991665466039" calcext:value-type="float">
            <text:p>0.100991665466039</text:p>
          </table:table-cell>
          <table:table-cell office:value-type="float" office:value="0.185308491128754" calcext:value-type="float">
            <text:p>0.185308491128754</text:p>
          </table:table-cell>
          <table:table-cell office:value-type="float" office:value="0.0944699761188292" calcext:value-type="float">
            <text:p>0.094469976118829</text:p>
          </table:table-cell>
          <table:table-cell office:value-type="float" office:value="1" calcext:value-type="float">
            <text:p>1</text:p>
          </table:table-cell>
          <table:table-cell office:value-type="float" office:value="-0.0105951526819893" calcext:value-type="float">
            <text:p>-0.010595152681989</text:p>
          </table:table-cell>
          <table:table-cell office:value-type="float" office:value="-0.00796951740041389" calcext:value-type="float">
            <text:p>-0.007969517400414</text:p>
          </table:table-cell>
          <table:table-cell office:value-type="float" office:value="-0.00600851595845355" calcext:value-type="float">
            <text:p>-0.006008515958454</text:p>
          </table:table-cell>
          <table:table-cell office:value-type="float" office:value="0.0758079468680157" calcext:value-type="float">
            <text:p>0.075807946868016</text:p>
          </table:table-cell>
          <table:table-cell office:value-type="float" office:value="0.00137804575684383" calcext:value-type="float">
            <text:p>0.001378045756844</text:p>
          </table:table-cell>
          <table:table-cell office:value-type="float" office:value="0.000905333393367655" calcext:value-type="float">
            <text:p>0.000905333393368</text:p>
          </table:table-cell>
          <table:table-cell office:value-type="float" office:value="-0.00622347441077129" calcext:value-type="float">
            <text:p>-0.006223474410771</text:p>
          </table:table-cell>
          <table:table-cell office:value-type="float" office:value="0.000607460646453256" calcext:value-type="float">
            <text:p>0.000607460646453</text:p>
          </table:table-cell>
          <table:table-cell office:value-type="float" office:value="0.00197036501436679" calcext:value-type="float">
            <text:p>0.001970365014367</text:p>
          </table:table-cell>
          <table:table-cell office:value-type="float" office:value="0.30618939245334" calcext:value-type="float">
            <text:p>0.30618939245334</text:p>
          </table:table-cell>
        </table:table-row>
        <table:table-row table:style-name="ro1">
          <table:table-cell office:value-type="string" calcext:value-type="string">
            <text:p>Shipping delay in days</text:p>
          </table:table-cell>
          <table:table-cell office:value-type="float" office:value="-0.00632861887042524" calcext:value-type="float">
            <text:p>-0.006328618870425</text:p>
          </table:table-cell>
          <table:table-cell office:value-type="float" office:value="0.000791640382313133" calcext:value-type="float">
            <text:p>0.000791640382313</text:p>
          </table:table-cell>
          <table:table-cell office:value-type="float" office:value="0.00334561896215602" calcext:value-type="float">
            <text:p>0.003345618962156</text:p>
          </table:table-cell>
          <table:table-cell office:value-type="float" office:value="0.0092504142695082" calcext:value-type="float">
            <text:p>0.009250414269508</text:p>
          </table:table-cell>
          <table:table-cell office:value-type="float" office:value="-0.0238307808144153" calcext:value-type="float">
            <text:p>-0.023830780814415</text:p>
          </table:table-cell>
          <table:table-cell office:value-type="float" office:value="-0.0265027089187199" calcext:value-type="float">
            <text:p>-0.02650270891872</text:p>
          </table:table-cell>
          <table:table-cell office:value-type="float" office:value="0.0162567282362024" calcext:value-type="float">
            <text:p>0.016256728236202</text:p>
          </table:table-cell>
          <table:table-cell office:value-type="float" office:value="-0.00498619406907675" calcext:value-type="float">
            <text:p>-0.004986194069077</text:p>
          </table:table-cell>
          <table:table-cell office:value-type="float" office:value="-0.0148325848786769" calcext:value-type="float">
            <text:p>-0.014832584878677</text:p>
          </table:table-cell>
          <table:table-cell office:value-type="float" office:value="-0.0506722997131849" calcext:value-type="float">
            <text:p>-0.050672299713185</text:p>
          </table:table-cell>
          <table:table-cell office:value-type="float" office:value="-0.0105951526819893" calcext:value-type="float">
            <text:p>-0.010595152681989</text:p>
          </table:table-cell>
          <table:table-cell office:value-type="float" office:value="1" calcext:value-type="float">
            <text:p>1</text:p>
          </table:table-cell>
          <table:table-cell office:value-type="float" office:value="0.912178648288395" calcext:value-type="float">
            <text:p>0.912178648288395</text:p>
          </table:table-cell>
          <table:table-cell office:value-type="float" office:value="-0.000368809093963997" calcext:value-type="float">
            <text:p>-0.000368809093964</text:p>
          </table:table-cell>
          <table:table-cell office:value-type="float" office:value="-0.0064944920382287" calcext:value-type="float">
            <text:p>-0.006494492038229</text:p>
          </table:table-cell>
          <table:table-cell office:value-type="float" office:value="0.00490300747641121" calcext:value-type="float">
            <text:p>0.004903007476411</text:p>
          </table:table-cell>
          <table:table-cell office:value-type="float" office:value="-0.00435835476431406" calcext:value-type="float">
            <text:p>-0.004358354764314</text:p>
          </table:table-cell>
          <table:table-cell office:value-type="float" office:value="-0.0043359476335444" calcext:value-type="float">
            <text:p>-0.004335947633544</text:p>
          </table:table-cell>
          <table:table-cell office:value-type="float" office:value="-0.00438611287664588" calcext:value-type="float">
            <text:p>-0.004386112876646</text:p>
          </table:table-cell>
          <table:table-cell office:value-type="float" office:value="0.00466444036537204" calcext:value-type="float">
            <text:p>0.004664440365372</text:p>
          </table:table-cell>
          <table:table-cell office:value-type="float" office:value="-0.0395898915311155" calcext:value-type="float">
            <text:p>-0.039589891531116</text:p>
          </table:table-cell>
        </table:table-row>
        <table:table-row table:style-name="ro1">
          <table:table-cell office:value-type="string" calcext:value-type="string">
            <text:p>Arrival delay in days</text:p>
          </table:table-cell>
          <table:table-cell office:value-type="float" office:value="-0.00734150363106701" calcext:value-type="float">
            <text:p>-0.007341503631067</text:p>
          </table:table-cell>
          <table:table-cell office:value-type="float" office:value="-0.00428345612592729" calcext:value-type="float">
            <text:p>-0.004283456125927</text:p>
          </table:table-cell>
          <table:table-cell office:value-type="float" office:value="0.00492134366748898" calcext:value-type="float">
            <text:p>0.004921343667489</text:p>
          </table:table-cell>
          <table:table-cell office:value-type="float" office:value="0.0076542141767508" calcext:value-type="float">
            <text:p>0.007654214176751</text:p>
          </table:table-cell>
          <table:table-cell office:value-type="float" office:value="-0.0244984694832469" calcext:value-type="float">
            <text:p>-0.024498469483247</text:p>
          </table:table-cell>
          <table:table-cell office:value-type="float" office:value="-0.0289852085669281" calcext:value-type="float">
            <text:p>-0.028985208566928</text:p>
          </table:table-cell>
          <table:table-cell office:value-type="float" office:value="0.0155318465657416" calcext:value-type="float">
            <text:p>0.015531846565742</text:p>
          </table:table-cell>
          <table:table-cell office:value-type="float" office:value="-0.00542741250462313" calcext:value-type="float">
            <text:p>-0.005427412504623</text:p>
          </table:table-cell>
          <table:table-cell office:value-type="float" office:value="-0.0121962806977661" calcext:value-type="float">
            <text:p>-0.012196280697766</text:p>
          </table:table-cell>
          <table:table-cell office:value-type="float" office:value="-0.0495090948678404" calcext:value-type="float">
            <text:p>-0.04950909486784</text:p>
          </table:table-cell>
          <table:table-cell office:value-type="float" office:value="-0.00796951740041389" calcext:value-type="float">
            <text:p>-0.007969517400414</text:p>
          </table:table-cell>
          <table:table-cell office:value-type="float" office:value="0.912178648288395" calcext:value-type="float">
            <text:p>0.912178648288395</text:p>
          </table:table-cell>
          <table:table-cell office:value-type="float" office:value="1" calcext:value-type="float">
            <text:p>1</text:p>
          </table:table-cell>
          <table:table-cell office:value-type="float" office:value="0.00120670135020259" calcext:value-type="float">
            <text:p>0.001206701350203</text:p>
          </table:table-cell>
          <table:table-cell office:value-type="float" office:value="-0.0053015513617009" calcext:value-type="float">
            <text:p>-0.005301551361701</text:p>
          </table:table-cell>
          <table:table-cell office:value-type="float" office:value="0.00531197679494697" calcext:value-type="float">
            <text:p>0.005311976794947</text:p>
          </table:table-cell>
          <table:table-cell office:value-type="float" office:value="-0.00377508338815543" calcext:value-type="float">
            <text:p>-0.003775083388155</text:p>
          </table:table-cell>
          <table:table-cell office:value-type="float" office:value="-0.00820977374880673" calcext:value-type="float">
            <text:p>-0.008209773748807</text:p>
          </table:table-cell>
          <table:table-cell office:value-type="float" office:value="-0.00383731269267849" calcext:value-type="float">
            <text:p>-0.003837312692678</text:p>
          </table:table-cell>
          <table:table-cell office:value-type="float" office:value="0.00465637707319573" calcext:value-type="float">
            <text:p>0.004656377073196</text:p>
          </table:table-cell>
          <table:table-cell office:value-type="float" office:value="-0.0396866949313755" calcext:value-type="float">
            <text:p>-0.0396866949313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-0.0100768798294631" calcext:value-type="float">
            <text:p>-0.010076879829463</text:p>
          </table:table-cell>
          <table:table-cell office:value-type="float" office:value="-0.00859751612168681" calcext:value-type="float">
            <text:p>-0.008597516121687</text:p>
          </table:table-cell>
          <table:table-cell office:value-type="float" office:value="-0.00489482501839227" calcext:value-type="float">
            <text:p>-0.004894825018392</text:p>
          </table:table-cell>
          <table:table-cell office:value-type="float" office:value="-0.00115334457113634" calcext:value-type="float">
            <text:p>-0.001153344571136</text:p>
          </table:table-cell>
          <table:table-cell office:value-type="float" office:value="-0.00457318535314644" calcext:value-type="float">
            <text:p>-0.004573185353146</text:p>
          </table:table-cell>
          <table:table-cell office:value-type="float" office:value="-0.00709104210689099" calcext:value-type="float">
            <text:p>-0.007091042106891</text:p>
          </table:table-cell>
          <table:table-cell office:value-type="float" office:value="-0.0330161238685255" calcext:value-type="float">
            <text:p>-0.033016123868526</text:p>
          </table:table-cell>
          <table:table-cell office:value-type="float" office:value="-0.0395177002960482" calcext:value-type="float">
            <text:p>-0.039517700296048</text:p>
          </table:table-cell>
          <table:table-cell office:value-type="float" office:value="-0.0104596727327531" calcext:value-type="float">
            <text:p>-0.010459672732753</text:p>
          </table:table-cell>
          <table:table-cell office:value-type="float" office:value="-0.0406707493055132" calcext:value-type="float">
            <text:p>-0.040670749305513</text:p>
          </table:table-cell>
          <table:table-cell office:value-type="float" office:value="-0.00600851595845355" calcext:value-type="float">
            <text:p>-0.006008515958454</text:p>
          </table:table-cell>
          <table:table-cell office:value-type="float" office:value="-0.000368809093963997" calcext:value-type="float">
            <text:p>-0.000368809093964</text:p>
          </table:table-cell>
          <table:table-cell office:value-type="float" office:value="0.00120670135020259" calcext:value-type="float">
            <text:p>0.001206701350203</text:p>
          </table:table-cell>
          <table:table-cell office:value-type="float" office:value="1" calcext:value-type="float">
            <text:p>1</text:p>
          </table:table-cell>
          <table:table-cell office:value-type="float" office:value="-0.0276673278960996" calcext:value-type="float">
            <text:p>-0.0276673278961</text:p>
          </table:table-cell>
          <table:table-cell office:value-type="float" office:value="0.00140447448517769" calcext:value-type="float">
            <text:p>0.001404474485178</text:p>
          </table:table-cell>
          <table:table-cell office:value-type="float" office:value="0.0048208757795017" calcext:value-type="float">
            <text:p>0.004820875779502</text:p>
          </table:table-cell>
          <table:table-cell office:value-type="float" office:value="0.000874472068390618" calcext:value-type="float">
            <text:p>0.000874472068391</text:p>
          </table:table-cell>
          <table:table-cell office:value-type="float" office:value="0.000729738406641582" calcext:value-type="float">
            <text:p>0.000729738406642</text:p>
          </table:table-cell>
          <table:table-cell office:value-type="float" office:value="-0.00344697403467248" calcext:value-type="float">
            <text:p>-0.003446974034672</text:p>
          </table:table-cell>
          <table:table-cell office:value-type="float" office:value="-0.0162881970310425" calcext:value-type="float">
            <text:p>-0.016288197031043</text:p>
          </table:table-cell>
        </table:table-row>
        <table:table-row table:style-name="ro1">
          <table:table-cell office:value-type="string" calcext:value-type="string">
            <text:p>Premium</text:p>
          </table:table-cell>
          <table:table-cell office:value-type="float" office:value="0.353998204388228" calcext:value-type="float">
            <text:p>0.353998204388228</text:p>
          </table:table-cell>
          <table:table-cell office:value-type="float" office:value="0.221391945503562" calcext:value-type="float">
            <text:p>0.221391945503562</text:p>
          </table:table-cell>
          <table:table-cell office:value-type="float" office:value="0.213179815672614" calcext:value-type="float">
            <text:p>0.213179815672614</text:p>
          </table:table-cell>
          <table:table-cell office:value-type="float" office:value="-0.00748059447452867" calcext:value-type="float">
            <text:p>-0.007480594474529</text:p>
          </table:table-cell>
          <table:table-cell office:value-type="float" office:value="0.0528614749043035" calcext:value-type="float">
            <text:p>0.052861474904304</text:p>
          </table:table-cell>
          <table:table-cell office:value-type="float" office:value="0.0538849454481944" calcext:value-type="float">
            <text:p>0.053884945448194</text:p>
          </table:table-cell>
          <table:table-cell office:value-type="float" office:value="0.0447662681166163" calcext:value-type="float">
            <text:p>0.044766268116616</text:p>
          </table:table-cell>
          <table:table-cell office:value-type="float" office:value="-0.0217515543639131" calcext:value-type="float">
            <text:p>-0.021751554363913</text:p>
          </table:table-cell>
          <table:table-cell office:value-type="float" office:value="0.0382541621737913" calcext:value-type="float">
            <text:p>0.038254162173791</text:p>
          </table:table-cell>
          <table:table-cell office:value-type="float" office:value="-0.0207105817188861" calcext:value-type="float">
            <text:p>-0.020710581718886</text:p>
          </table:table-cell>
          <table:table-cell office:value-type="float" office:value="0.0758079468680157" calcext:value-type="float">
            <text:p>0.075807946868016</text:p>
          </table:table-cell>
          <table:table-cell office:value-type="float" office:value="-0.0064944920382287" calcext:value-type="float">
            <text:p>-0.006494492038229</text:p>
          </table:table-cell>
          <table:table-cell office:value-type="float" office:value="-0.0053015513617009" calcext:value-type="float">
            <text:p>-0.005301551361701</text:p>
          </table:table-cell>
          <table:table-cell office:value-type="float" office:value="-0.0276673278960996" calcext:value-type="float">
            <text:p>-0.0276673278961</text:p>
          </table:table-cell>
          <table:table-cell office:value-type="float" office:value="1" calcext:value-type="float">
            <text:p>1</text:p>
          </table:table-cell>
          <table:table-cell office:value-type="float" office:value="-0.00347888828709933" calcext:value-type="float">
            <text:p>-0.003478888287099</text:p>
          </table:table-cell>
          <table:table-cell office:value-type="float" office:value="0.00386394636978431" calcext:value-type="float">
            <text:p>0.003863946369784</text:p>
          </table:table-cell>
          <table:table-cell office:value-type="float" office:value="0.00020063166720745" calcext:value-type="float">
            <text:p>0.000200631667207</text:p>
          </table:table-cell>
          <table:table-cell office:value-type="float" office:value="0.000970771146512881" calcext:value-type="float">
            <text:p>0.000970771146513</text:p>
          </table:table-cell>
          <table:table-cell office:value-type="float" office:value="-0.00156507805164621" calcext:value-type="float">
            <text:p>-0.001565078051646</text:p>
          </table:table-cell>
          <table:table-cell office:value-type="float" office:value="0.19079242049432" calcext:value-type="float">
            <text:p>0.19079242049432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-0.00447257908163008" calcext:value-type="float">
            <text:p>-0.00447257908163</text:p>
          </table:table-cell>
          <table:table-cell office:value-type="float" office:value="0.00033766901801795" calcext:value-type="float">
            <text:p>0.000337669018018</text:p>
          </table:table-cell>
          <table:table-cell office:value-type="float" office:value="-0.00180870166739869" calcext:value-type="float">
            <text:p>-0.001808701667399</text:p>
          </table:table-cell>
          <table:table-cell office:value-type="float" office:value="0.00491135840020668" calcext:value-type="float">
            <text:p>0.004911358400207</text:p>
          </table:table-cell>
          <table:table-cell office:value-type="float" office:value="-0.000247492616418824" calcext:value-type="float">
            <text:p>-0.000247492616419</text:p>
          </table:table-cell>
          <table:table-cell office:value-type="float" office:value="-0.00391177159093926" calcext:value-type="float">
            <text:p>-0.003911771590939</text:p>
          </table:table-cell>
          <table:table-cell office:value-type="float" office:value="-0.00598487689103944" calcext:value-type="float">
            <text:p>-0.005984876891039</text:p>
          </table:table-cell>
          <table:table-cell office:value-type="float" office:value="0.00572856729243362" calcext:value-type="float">
            <text:p>0.005728567292434</text:p>
          </table:table-cell>
          <table:table-cell office:value-type="float" office:value="0.00107796663411263" calcext:value-type="float">
            <text:p>0.001077966634113</text:p>
          </table:table-cell>
          <table:table-cell office:value-type="float" office:value="0.00350304627321809" calcext:value-type="float">
            <text:p>0.003503046273218</text:p>
          </table:table-cell>
          <table:table-cell office:value-type="float" office:value="0.00137804575684383" calcext:value-type="float">
            <text:p>0.001378045756844</text:p>
          </table:table-cell>
          <table:table-cell office:value-type="float" office:value="0.00490300747641121" calcext:value-type="float">
            <text:p>0.004903007476411</text:p>
          </table:table-cell>
          <table:table-cell office:value-type="float" office:value="0.00531197679494697" calcext:value-type="float">
            <text:p>0.005311976794947</text:p>
          </table:table-cell>
          <table:table-cell office:value-type="float" office:value="0.00140447448517769" calcext:value-type="float">
            <text:p>0.001404474485178</text:p>
          </table:table-cell>
          <table:table-cell office:value-type="float" office:value="-0.00347888828709933" calcext:value-type="float">
            <text:p>-0.003478888287099</text:p>
          </table:table-cell>
          <table:table-cell office:value-type="float" office:value="1" calcext:value-type="float">
            <text:p>1</text:p>
          </table:table-cell>
          <table:table-cell office:value-type="float" office:value="-0.00124345298435188" calcext:value-type="float">
            <text:p>-0.001243452984352</text:p>
          </table:table-cell>
          <table:table-cell office:value-type="float" office:value="-0.00311457201886345" calcext:value-type="float">
            <text:p>-0.003114572018863</text:p>
          </table:table-cell>
          <table:table-cell office:value-type="float" office:value="-0.00456531265868897" calcext:value-type="float">
            <text:p>-0.004565312658689</text:p>
          </table:table-cell>
          <table:table-cell office:value-type="float" office:value="0.00112642993157198" calcext:value-type="float">
            <text:p>0.001126429931572</text:p>
          </table:table-cell>
          <table:table-cell office:value-type="float" office:value="-0.0015845887092091" calcext:value-type="float">
            <text:p>-0.001584588709209</text:p>
          </table:table-cell>
        </table:table-row>
        <table:table-row table:style-name="ro1">
          <table:table-cell office:value-type="string" calcext:value-type="string">
            <text:p>Home/Kitchen</text:p>
          </table:table-cell>
          <table:table-cell office:value-type="float" office:value="-0.00412200470761626" calcext:value-type="float">
            <text:p>-0.004122004707616</text:p>
          </table:table-cell>
          <table:table-cell office:value-type="float" office:value="0.00609551730425551" calcext:value-type="float">
            <text:p>0.006095517304256</text:p>
          </table:table-cell>
          <table:table-cell office:value-type="float" office:value="0.00489199674431917" calcext:value-type="float">
            <text:p>0.004891996744319</text:p>
          </table:table-cell>
          <table:table-cell office:value-type="float" office:value="0.00277052114972975" calcext:value-type="float">
            <text:p>0.00277052114973</text:p>
          </table:table-cell>
          <table:table-cell office:value-type="float" office:value="0.00176276657620751" calcext:value-type="float">
            <text:p>0.001762766576208</text:p>
          </table:table-cell>
          <table:table-cell office:value-type="float" office:value="-0.000761427168375986" calcext:value-type="float">
            <text:p>-0.000761427168376</text:p>
          </table:table-cell>
          <table:table-cell office:value-type="float" office:value="0.00198701850528636" calcext:value-type="float">
            <text:p>0.001987018505286</text:p>
          </table:table-cell>
          <table:table-cell office:value-type="float" office:value="0.000775748989691557" calcext:value-type="float">
            <text:p>0.000775748989692</text:p>
          </table:table-cell>
          <table:table-cell office:value-type="float" office:value="0.00803094114957391" calcext:value-type="float">
            <text:p>0.008030941149574</text:p>
          </table:table-cell>
          <table:table-cell office:value-type="float" office:value="0.00363618562694493" calcext:value-type="float">
            <text:p>0.003636185626945</text:p>
          </table:table-cell>
          <table:table-cell office:value-type="float" office:value="0.000905333393367655" calcext:value-type="float">
            <text:p>0.000905333393368</text:p>
          </table:table-cell>
          <table:table-cell office:value-type="float" office:value="-0.00435835476431406" calcext:value-type="float">
            <text:p>-0.004358354764314</text:p>
          </table:table-cell>
          <table:table-cell office:value-type="float" office:value="-0.00377508338815543" calcext:value-type="float">
            <text:p>-0.003775083388155</text:p>
          </table:table-cell>
          <table:table-cell office:value-type="float" office:value="0.0048208757795017" calcext:value-type="float">
            <text:p>0.004820875779502</text:p>
          </table:table-cell>
          <table:table-cell office:value-type="float" office:value="0.00386394636978431" calcext:value-type="float">
            <text:p>0.003863946369784</text:p>
          </table:table-cell>
          <table:table-cell office:value-type="float" office:value="-0.00124345298435188" calcext:value-type="float">
            <text:p>-0.001243452984352</text:p>
          </table:table-cell>
          <table:table-cell office:value-type="float" office:value="1" calcext:value-type="float">
            <text:p>1</text:p>
          </table:table-cell>
          <table:table-cell office:value-type="float" office:value="-0.0882862316878175" calcext:value-type="float">
            <text:p>-0.088286231687818</text:p>
          </table:table-cell>
          <table:table-cell office:value-type="float" office:value="-0.170260797920212" calcext:value-type="float">
            <text:p>-0.170260797920212</text:p>
          </table:table-cell>
          <table:table-cell office:value-type="float" office:value="-0.370448605222344" calcext:value-type="float">
            <text:p>-0.370448605222344</text:p>
          </table:table-cell>
          <table:table-cell office:value-type="float" office:value="0.00840072250101124" calcext:value-type="float">
            <text:p>0.00840072250101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00143476021821383" calcext:value-type="float">
            <text:p>0.001434760218214</text:p>
          </table:table-cell>
          <table:table-cell office:value-type="float" office:value="-0.000114071374602799" calcext:value-type="float">
            <text:p>-0.000114071374603</text:p>
          </table:table-cell>
          <table:table-cell office:value-type="float" office:value="-0.00440669934127959" calcext:value-type="float">
            <text:p>-0.00440669934128</text:p>
          </table:table-cell>
          <table:table-cell office:value-type="float" office:value="-0.0026379361867128" calcext:value-type="float">
            <text:p>-0.002637936186713</text:p>
          </table:table-cell>
          <table:table-cell office:value-type="float" office:value="-0.00109905960016859" calcext:value-type="float">
            <text:p>-0.001099059600169</text:p>
          </table:table-cell>
          <table:table-cell office:value-type="float" office:value="-0.000101923631156413" calcext:value-type="float">
            <text:p>-0.000101923631156</text:p>
          </table:table-cell>
          <table:table-cell office:value-type="float" office:value="0.00104222618775397" calcext:value-type="float">
            <text:p>0.001042226187754</text:p>
          </table:table-cell>
          <table:table-cell office:value-type="float" office:value="0.00117343143350587" calcext:value-type="float">
            <text:p>0.001173431433506</text:p>
          </table:table-cell>
          <table:table-cell office:value-type="float" office:value="-0.00833132722428371" calcext:value-type="float">
            <text:p>-0.008331327224284</text:p>
          </table:table-cell>
          <table:table-cell office:value-type="float" office:value="0.000923836260992244" calcext:value-type="float">
            <text:p>0.000923836260992</text:p>
          </table:table-cell>
          <table:table-cell office:value-type="float" office:value="-0.00622347441077129" calcext:value-type="float">
            <text:p>-0.006223474410771</text:p>
          </table:table-cell>
          <table:table-cell office:value-type="float" office:value="-0.0043359476335444" calcext:value-type="float">
            <text:p>-0.004335947633544</text:p>
          </table:table-cell>
          <table:table-cell office:value-type="float" office:value="-0.00820977374880673" calcext:value-type="float">
            <text:p>-0.008209773748807</text:p>
          </table:table-cell>
          <table:table-cell office:value-type="float" office:value="0.000874472068390618" calcext:value-type="float">
            <text:p>0.000874472068391</text:p>
          </table:table-cell>
          <table:table-cell office:value-type="float" office:value="0.00020063166720745" calcext:value-type="float">
            <text:p>0.000200631667207</text:p>
          </table:table-cell>
          <table:table-cell office:value-type="float" office:value="-0.00311457201886345" calcext:value-type="float">
            <text:p>-0.003114572018863</text:p>
          </table:table-cell>
          <table:table-cell office:value-type="float" office:value="-0.0882862316878175" calcext:value-type="float">
            <text:p>-0.088286231687818</text:p>
          </table:table-cell>
          <table:table-cell office:value-type="float" office:value="1" calcext:value-type="float">
            <text:p>1</text:p>
          </table:table-cell>
          <table:table-cell office:value-type="float" office:value="-0.0651116525598783" calcext:value-type="float">
            <text:p>-0.065111652559878</text:p>
          </table:table-cell>
          <table:table-cell office:value-type="float" office:value="-0.141668083135803" calcext:value-type="float">
            <text:p>-0.141668083135803</text:p>
          </table:table-cell>
          <table:table-cell office:value-type="float" office:value="-0.00768575822489545" calcext:value-type="float">
            <text:p>-0.007685758224895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0.00138470425797851" calcext:value-type="float">
            <text:p>0.001384704257979</text:p>
          </table:table-cell>
          <table:table-cell office:value-type="float" office:value="-0.00263926304710619" calcext:value-type="float">
            <text:p>-0.002639263047106</text:p>
          </table:table-cell>
          <table:table-cell office:value-type="float" office:value="0.00699155133333428" calcext:value-type="float">
            <text:p>0.006991551333334</text:p>
          </table:table-cell>
          <table:table-cell office:value-type="float" office:value="-0.00267781207007755" calcext:value-type="float">
            <text:p>-0.002677812070078</text:p>
          </table:table-cell>
          <table:table-cell office:value-type="float" office:value="-0.00201986091167975" calcext:value-type="float">
            <text:p>-0.00201986091168</text:p>
          </table:table-cell>
          <table:table-cell office:value-type="float" office:value="0.00678860212107018" calcext:value-type="float">
            <text:p>0.00678860212107</text:p>
          </table:table-cell>
          <table:table-cell office:value-type="float" office:value="0.00505743041611007" calcext:value-type="float">
            <text:p>0.00505743041611</text:p>
          </table:table-cell>
          <table:table-cell office:value-type="float" office:value="0.00801587235970475" calcext:value-type="float">
            <text:p>0.008015872359705</text:p>
          </table:table-cell>
          <table:table-cell office:value-type="float" office:value="0.000631360617934596" calcext:value-type="float">
            <text:p>0.000631360617935</text:p>
          </table:table-cell>
          <table:table-cell office:value-type="float" office:value="0.00446991895874072" calcext:value-type="float">
            <text:p>0.004469918958741</text:p>
          </table:table-cell>
          <table:table-cell office:value-type="float" office:value="0.000607460646453256" calcext:value-type="float">
            <text:p>0.000607460646453</text:p>
          </table:table-cell>
          <table:table-cell office:value-type="float" office:value="-0.00438611287664588" calcext:value-type="float">
            <text:p>-0.004386112876646</text:p>
          </table:table-cell>
          <table:table-cell office:value-type="float" office:value="-0.00383731269267849" calcext:value-type="float">
            <text:p>-0.003837312692678</text:p>
          </table:table-cell>
          <table:table-cell office:value-type="float" office:value="0.000729738406641582" calcext:value-type="float">
            <text:p>0.000729738406642</text:p>
          </table:table-cell>
          <table:table-cell office:value-type="float" office:value="0.000970771146512881" calcext:value-type="float">
            <text:p>0.000970771146513</text:p>
          </table:table-cell>
          <table:table-cell office:value-type="float" office:value="-0.00456531265868897" calcext:value-type="float">
            <text:p>-0.004565312658689</text:p>
          </table:table-cell>
          <table:table-cell office:value-type="float" office:value="-0.170260797920212" calcext:value-type="float">
            <text:p>-0.170260797920212</text:p>
          </table:table-cell>
          <table:table-cell office:value-type="float" office:value="-0.0651116525598783" calcext:value-type="float">
            <text:p>-0.065111652559878</text:p>
          </table:table-cell>
          <table:table-cell office:value-type="float" office:value="1" calcext:value-type="float">
            <text:p>1</text:p>
          </table:table-cell>
          <table:table-cell office:value-type="float" office:value="-0.273208182220526" calcext:value-type="float">
            <text:p>-0.273208182220526</text:p>
          </table:table-cell>
          <table:table-cell office:value-type="float" office:value="-0.00803432626447112" calcext:value-type="float">
            <text:p>-0.008034326264471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0.00112598652913283" calcext:value-type="float">
            <text:p>0.001125986529133</text:p>
          </table:table-cell>
          <table:table-cell office:value-type="float" office:value="-0.000354911295813996" calcext:value-type="float">
            <text:p>-0.000354911295814</text:p>
          </table:table-cell>
          <table:table-cell office:value-type="float" office:value="-0.0045862038324863" calcext:value-type="float">
            <text:p>-0.004586203832486</text:p>
          </table:table-cell>
          <table:table-cell office:value-type="float" office:value="0.00141167675217578" calcext:value-type="float">
            <text:p>0.001411676752176</text:p>
          </table:table-cell>
          <table:table-cell office:value-type="float" office:value="0.00507690966576431" calcext:value-type="float">
            <text:p>0.005076909665764</text:p>
          </table:table-cell>
          <table:table-cell office:value-type="float" office:value="0.00102016760236096" calcext:value-type="float">
            <text:p>0.001020167602361</text:p>
          </table:table-cell>
          <table:table-cell office:value-type="float" office:value="-0.00689020782003734" calcext:value-type="float">
            <text:p>-0.006890207820037</text:p>
          </table:table-cell>
          <table:table-cell office:value-type="float" office:value="-0.00429861426731015" calcext:value-type="float">
            <text:p>-0.00429861426731</text:p>
          </table:table-cell>
          <table:table-cell office:value-type="float" office:value="-0.0044530138411065" calcext:value-type="float">
            <text:p>-0.004453013841107</text:p>
          </table:table-cell>
          <table:table-cell office:value-type="float" office:value="-0.00219821538980995" calcext:value-type="float">
            <text:p>-0.00219821538981</text:p>
          </table:table-cell>
          <table:table-cell office:value-type="float" office:value="0.00197036501436679" calcext:value-type="float">
            <text:p>0.001970365014367</text:p>
          </table:table-cell>
          <table:table-cell office:value-type="float" office:value="0.00466444036537204" calcext:value-type="float">
            <text:p>0.004664440365372</text:p>
          </table:table-cell>
          <table:table-cell office:value-type="float" office:value="0.00465637707319573" calcext:value-type="float">
            <text:p>0.004656377073196</text:p>
          </table:table-cell>
          <table:table-cell office:value-type="float" office:value="-0.00344697403467248" calcext:value-type="float">
            <text:p>-0.003446974034672</text:p>
          </table:table-cell>
          <table:table-cell office:value-type="float" office:value="-0.00156507805164621" calcext:value-type="float">
            <text:p>-0.001565078051646</text:p>
          </table:table-cell>
          <table:table-cell office:value-type="float" office:value="0.00112642993157198" calcext:value-type="float">
            <text:p>0.001126429931572</text:p>
          </table:table-cell>
          <table:table-cell office:value-type="float" office:value="-0.370448605222344" calcext:value-type="float">
            <text:p>-0.370448605222344</text:p>
          </table:table-cell>
          <table:table-cell office:value-type="float" office:value="-0.141668083135803" calcext:value-type="float">
            <text:p>-0.141668083135803</text:p>
          </table:table-cell>
          <table:table-cell office:value-type="float" office:value="-0.273208182220526" calcext:value-type="float">
            <text:p>-0.273208182220526</text:p>
          </table:table-cell>
          <table:table-cell office:value-type="float" office:value="1" calcext:value-type="float">
            <text:p>1</text:p>
          </table:table-cell>
          <table:table-cell office:value-type="float" office:value="-0.00223314370291782" calcext:value-type="float">
            <text:p>-0.002233143702918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float" office:value="0.0680029150830138" calcext:value-type="float">
            <text:p>0.068002915083014</text:p>
          </table:table-cell>
          <table:table-cell table:style-name="ce1" office:value-type="float" office:value="0.296264311369208" calcext:value-type="float">
            <text:p>0.296264311369208</text:p>
          </table:table-cell>
          <table:table-cell office:value-type="float" office:value="-0.0524837891815354" calcext:value-type="float">
            <text:p>-0.052483789181536</text:p>
          </table:table-cell>
          <table:table-cell office:value-type="float" office:value="0.000244643353035773" calcext:value-type="float">
            <text:p>0.000244643353036</text:p>
          </table:table-cell>
          <table:table-cell table:style-name="ce1" office:value-type="float" office:value="0.215388251188559" calcext:value-type="float">
            <text:p>0.215388251188559</text:p>
          </table:table-cell>
          <table:table-cell table:style-name="ce1" office:value-type="float" office:value="0.317439774175485" calcext:value-type="float">
            <text:p>0.317439774175485</text:p>
          </table:table-cell>
          <table:table-cell table:style-name="ce1" office:value-type="float" office:value="0.312572087090097" calcext:value-type="float">
            <text:p>0.312572087090097</text:p>
          </table:table-cell>
          <table:table-cell table:style-name="ce1" office:value-type="float" office:value="0.247085539029513" calcext:value-type="float">
            <text:p>0.247085539029513</text:p>
          </table:table-cell>
          <table:table-cell table:style-name="ce1" office:value-type="float" office:value="0.241534322018617" calcext:value-type="float">
            <text:p>0.241534322018617</text:p>
          </table:table-cell>
          <table:table-cell table:style-name="ce1" office:value-type="float" office:value="0.245536384455358" calcext:value-type="float">
            <text:p>0.245536384455358</text:p>
          </table:table-cell>
          <table:table-cell table:style-name="ce1" office:value-type="float" office:value="0.30618939245334" calcext:value-type="float">
            <text:p>0.30618939245334</text:p>
          </table:table-cell>
          <table:table-cell office:value-type="float" office:value="-0.0395898915311155" calcext:value-type="float">
            <text:p>-0.039589891531116</text:p>
          </table:table-cell>
          <table:table-cell office:value-type="float" office:value="-0.0396866949313755" calcext:value-type="float">
            <text:p>-0.039686694931376</text:p>
          </table:table-cell>
          <table:table-cell office:value-type="float" office:value="-0.0162881970310425" calcext:value-type="float">
            <text:p>-0.016288197031043</text:p>
          </table:table-cell>
          <table:table-cell table:style-name="ce1" office:value-type="float" office:value="0.19079242049432" calcext:value-type="float">
            <text:p>0.19079242049432</text:p>
          </table:table-cell>
          <table:table-cell office:value-type="float" office:value="-0.0015845887092091" calcext:value-type="float">
            <text:p>-0.001584588709209</text:p>
          </table:table-cell>
          <table:table-cell office:value-type="float" office:value="0.00840072250101124" calcext:value-type="float">
            <text:p>0.008400722501011</text:p>
          </table:table-cell>
          <table:table-cell office:value-type="float" office:value="-0.00768575822489545" calcext:value-type="float">
            <text:p>-0.007685758224895</text:p>
          </table:table-cell>
          <table:table-cell office:value-type="float" office:value="-0.00803432626447112" calcext:value-type="float">
            <text:p>-0.008034326264471</text:p>
          </table:table-cell>
          <table:table-cell office:value-type="float" office:value="-0.00223314370291782" calcext:value-type="float">
            <text:p>-0.00223314370291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0T12:33:25.845895516</dc:date>
    <meta:editing-duration>PT21M</meta:editing-duration>
    <meta:editing-cycles>1</meta:editing-cycles>
    <meta:document-statistic meta:table-count="1" meta:cell-count="483" meta:object-count="0"/>
    <meta:generator>LibreOffice/6.0.7.3$Linux_X86_64 LibreOffice_project/00m0$Build-3</meta:generator>
  </office:meta>
</office:document-meta>
</file>